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" svg:font-family="IBMPlexMono, 'Courier New', monospace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font-name="Times New Roman" fo:font-size="12pt" style:font-size-asian="12pt" style:font-size-complex="12pt"/>
    </style:style>
    <style:style style:name="T3" style:family="text">
      <style:text-properties style:use-window-font-color="true" style:font-name="Times New Roman" fo:font-size="12pt" fo:font-weight="normal" fo:background-color="#ffffff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style:use-window-font-color="true" fo:font-size="12pt" fo:font-weight="normal" fo:background-color="#fffff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uważyłem, że przy próbie logowania z pustymi polami (</text:span><text:span text:style-name="Source_20_Text"><text:span text:style-name="T1">login</text:span></text:span><text:span text:style-name="T1"> i </text:span><text:span text:style-name="Source_20_Text"><text:span text:style-name="T1">password lub jedno z nich</text:span></text:span><text:span text:style-name="T1">) zwracany jest status 200 oraz wynik -1, mimo że oczekiwany status to 400 (Bad Request). Zauważyłem, że walidacja na poziomie backendu nie jest zaimplementowana lub nie powoduje odpowiedniej obsługi błędów.</text:span></text:p>
      <text:p text:style-name="P1"/>
      <text:p text:style-name="Standard"><text:span text:style-name="T1">Podczas testów endpointu POST </text:span><text:span text:style-name="Source_20_Text"><text:span text:style-name="T1">/titles</text:span></text:span><text:span text:style-name="T1"> zauważyłem, że przy niepoprawnych danych wejściowych (np. brak autora) backend zwraca status 500, jednak rekord zostaje zapisany w bazie danych i jest widoczny w odpowiedzi GET </text:span><text:span text:style-name="Source_20_Text"><text:span text:style-name="T1">/titles. Dotyczy to tylko case'u z brakującym autorem, inne (brak tytułu i brak </text:span></text:span></text:p>
      <text:p text:style-name="P1"/>
      <text:p text:style-name="P1">Itemy nie rzucaja wyjątku przy dacie przeszłej.</text:p>
      <text:p text:style-name="P1"/>
      <text:p text:style-name="P1">Po wypożyczeniu egzemplarz nr 6108 pobrałem raz jeszcze listę egzemplarzy i pozycja 6108 nadal jest w statusie <text:span text:style-name="T4">„</text:span><text:span text:style-name="T5">AVAILABLE”, czy zrobiłem coś źle czy tak jest ustawiona logika ?</text:span></text:p>
      <text:p text:style-name="P1"><text:span text:style-name="T5"/></text:p>
      <text:p text:style-name="Standard"><text:span text:style-name="T3">Edge case - strefa czasowa – różne timezony – musiałem ustawić daty na „czysty UTC” bo jak dałem z tymi <text:s/>przesunięciami czasowymi (</text:span><text:span text:style-name="Source_20_Text"><text:span text:style-name="T3">rentDate</text:span></text:span><text:span text:style-name="T3">: </text:span><text:span text:style-name="Source_20_Text"><text:span text:style-name="T3">"2026-03-30T23:00:00+02:00"</text:span></text:span><text:span text:style-name="T3"> <text:s/>oraz </text:span><text:span text:style-name="Source_20_Text"><text:span text:style-name="T3">expirationDate</text:span></text:span><text:span text:style-name="T3">: </text:span><text:span text:style-name="Source_20_Text"><text:span text:style-name="T3">"2026-04-03T23:00:00-05:00"</text:span></text:span><text:span text:style-name="T3"> ) to wywalało błąd.</text:span></text:p>
      <text:p text:style-name="P1"><text:span text:style-name="T5"/></text:p>
      <text:p text:style-name="P1"><text:span text:style-name="T5"/></text:p>
      <text:p text:style-name="Standard"><text:span text:style-name="T3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" svg:font-family="IBMPlexMono, 'Courier New', monospace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9T20:33:15.86</meta:creation-date>
    <dc:date>2026-03-30T11:41:06.24</dc:date>
    <meta:editing-duration>PT1H28M53S</meta:editing-duration>
    <meta:editing-cycles>1</meta:editing-cycles>
    <meta:generator>OpenOffice/4.1.16$Win32 OpenOffice.org_project/4116m3$Build-9816</meta:generator>
    <meta:document-statistic meta:table-count="0" meta:image-count="0" meta:object-count="0" meta:page-count="1" meta:paragraph-count="5" meta:word-count="155" meta:character-count="1051"/>
  </office:meta>
</office:document-meta>
</file>